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8263"/>
    </style:style>
    <style:style style:name="P2" style:family="paragraph" style:parent-style-name="Standard">
      <style:text-properties officeooo:rsid="00018263" officeooo:paragraph-rsid="00018263"/>
    </style:style>
    <style:style style:name="P3" style:family="paragraph" style:parent-style-name="Standard">
      <style:text-properties fo:font-weight="bold" officeooo:rsid="00018263" officeooo:paragraph-rsid="00018263" style:font-weight-asian="bold" style:font-weight-complex="bold"/>
    </style:style>
    <style:style style:name="P4" style:family="paragraph" style:parent-style-name="Standard">
      <style:text-properties fo:font-weight="bold" officeooo:rsid="00018263" officeooo:paragraph-rsid="000cf047" style:font-weight-asian="bold" style:font-weight-complex="bold"/>
    </style:style>
    <style:style style:name="P5" style:family="paragraph" style:parent-style-name="Standard">
      <style:text-properties fo:font-weight="normal" officeooo:rsid="00018263" officeooo:paragraph-rsid="00018263" style:font-weight-asian="normal" style:font-weight-complex="normal"/>
    </style:style>
    <style:style style:name="P6" style:family="paragraph" style:parent-style-name="Standard">
      <style:text-properties fo:font-weight="normal" officeooo:rsid="00018263" officeooo:paragraph-rsid="000cf047" style:font-weight-asian="normal" style:font-weight-complex="normal"/>
    </style:style>
    <style:style style:name="P7" style:family="paragraph" style:parent-style-name="Standard">
      <style:text-properties fo:font-weight="normal" officeooo:rsid="00030594" officeooo:paragraph-rsid="00018263" style:font-weight-asian="normal" style:font-weight-complex="normal"/>
    </style:style>
    <style:style style:name="P8" style:family="paragraph" style:parent-style-name="Standard">
      <style:text-properties fo:font-weight="normal" officeooo:rsid="00030594" officeooo:paragraph-rsid="000cf047" style:font-weight-asian="normal" style:font-weight-complex="normal"/>
    </style:style>
    <style:style style:name="P9" style:family="paragraph" style:parent-style-name="Standard">
      <style:text-properties fo:font-weight="normal" officeooo:rsid="000841ae" officeooo:paragraph-rsid="00018263" style:font-weight-asian="normal" style:font-weight-complex="normal"/>
    </style:style>
    <style:style style:name="P10" style:family="paragraph" style:parent-style-name="Standard">
      <style:text-properties fo:font-weight="normal" officeooo:rsid="0009f0c0" officeooo:paragraph-rsid="000cf047" style:font-weight-asian="normal" style:font-weight-complex="normal"/>
    </style:style>
    <style:style style:name="P11" style:family="paragraph" style:parent-style-name="Standard">
      <style:text-properties fo:font-style="italic" fo:font-weight="bold" officeooo:rsid="000cf047" officeooo:paragraph-rsid="000cf047" style:font-style-asian="italic" style:font-weight-asian="bold" style:font-style-complex="italic" style:font-weight-complex="bold"/>
    </style:style>
    <style:style style:name="P12" style:family="paragraph" style:parent-style-name="Standard">
      <style:text-properties fo:font-style="normal" fo:font-weight="normal" officeooo:rsid="000cf047" officeooo:paragraph-rsid="000cf047" style:font-style-asian="normal" style:font-weight-asian="normal" style:font-style-complex="normal" style:font-weight-complex="normal"/>
    </style:style>
    <style:style style:name="P13" style:family="paragraph" style:parent-style-name="Standard">
      <style:text-properties officeooo:rsid="000ed4b0" officeooo:paragraph-rsid="000ed4b0"/>
    </style:style>
    <style:style style:name="P14" style:family="paragraph" style:parent-style-name="Standard">
      <style:text-properties fo:font-style="italic" fo:font-weight="bold" officeooo:rsid="00138970" officeooo:paragraph-rsid="00138970" style:font-style-asian="italic" style:font-weight-asian="bold" style:font-style-complex="italic" style:font-weight-complex="bold"/>
    </style:style>
    <style:style style:name="P15" style:family="paragraph" style:parent-style-name="Standard">
      <style:text-properties officeooo:rsid="00018263" officeooo:paragraph-rsid="00018263"/>
    </style:style>
    <style:style style:name="P16" style:family="paragraph" style:parent-style-name="Standard">
      <style:text-properties fo:font-weight="bold" officeooo:rsid="000cf047" officeooo:paragraph-rsid="0010b1d8" style:font-weight-asian="bold" style:font-weight-complex="bold"/>
    </style:style>
    <style:style style:name="P17" style:family="paragraph" style:parent-style-name="Standard">
      <style:text-properties fo:font-weight="bold" officeooo:rsid="00018263" officeooo:paragraph-rsid="0010b1d8" style:font-weight-asian="bold" style:font-weight-complex="bold"/>
    </style:style>
    <style:style style:name="P18" style:family="paragraph" style:parent-style-name="Standard">
      <style:text-properties fo:font-weight="bold" officeooo:rsid="00018263" officeooo:paragraph-rsid="000cf047" style:font-weight-asian="bold" style:font-weight-complex="bold"/>
    </style:style>
    <style:style style:name="P19" style:family="paragraph" style:parent-style-name="Standard">
      <style:text-properties fo:font-weight="normal" officeooo:rsid="0009f0c0" officeooo:paragraph-rsid="000cf047" style:font-weight-asian="normal" style:font-weight-complex="normal"/>
    </style:style>
    <style:style style:name="P20" style:family="paragraph" style:parent-style-name="Standard">
      <style:text-properties fo:font-weight="normal" officeooo:rsid="000841ae" officeooo:paragraph-rsid="00018263" style:font-weight-asian="normal" style:font-weight-complex="normal"/>
    </style:style>
    <style:style style:name="P21" style:family="paragraph" style:parent-style-name="Standard">
      <style:text-properties fo:font-style="normal" fo:font-weight="normal" officeooo:rsid="00138970" officeooo:paragraph-rsid="00138970" style:font-style-asian="normal" style:font-weight-asian="normal" style:font-style-complex="normal" style:font-weight-complex="normal"/>
    </style:style>
    <style:style style:name="T1" style:family="text">
      <style:text-properties fo:font-weight="normal" officeooo:rsid="0002f4d5" style:font-weight-asian="normal" style:font-weight-complex="normal"/>
    </style:style>
    <style:style style:name="T2" style:family="text">
      <style:text-properties fo:font-weight="normal" officeooo:rsid="00030594" style:font-weight-asian="normal" style:font-weight-complex="normal"/>
    </style:style>
    <style:style style:name="T3" style:family="text">
      <style:text-properties fo:font-weight="normal" officeooo:rsid="0004bafd" style:font-weight-asian="normal" style:font-weight-complex="normal"/>
    </style:style>
    <style:style style:name="T4" style:family="text">
      <style:text-properties fo:font-weight="normal" officeooo:rsid="0006602b" style:font-weight-asian="normal" style:font-weight-complex="normal"/>
    </style:style>
    <style:style style:name="T5" style:family="text">
      <style:text-properties fo:font-weight="normal" officeooo:rsid="000841ae" style:font-weight-asian="normal" style:font-weight-complex="normal"/>
    </style:style>
    <style:style style:name="T6" style:family="text">
      <style:text-properties fo:font-weight="normal" officeooo:rsid="0009075e" style:font-weight-asian="normal" style:font-weight-complex="normal"/>
    </style:style>
    <style:style style:name="T7" style:family="text">
      <style:text-properties fo:font-weight="normal" officeooo:rsid="000cf047" style:font-weight-asian="normal" style:font-weight-complex="normal"/>
    </style:style>
    <style:style style:name="T8" style:family="text">
      <style:text-properties fo:font-weight="normal" officeooo:rsid="000d4964" style:font-weight-asian="normal" style:font-weight-complex="normal"/>
    </style:style>
    <style:style style:name="T9" style:family="text">
      <style:text-properties fo:font-weight="normal" officeooo:rsid="000ed4b0" style:font-weight-asian="normal" style:font-weight-complex="normal"/>
    </style:style>
    <style:style style:name="T10" style:family="text">
      <style:text-properties fo:font-weight="normal" officeooo:rsid="0010b01c" style:font-weight-asian="normal" style:font-weight-complex="normal"/>
    </style:style>
    <style:style style:name="T11" style:family="text">
      <style:text-properties fo:font-weight="normal" officeooo:rsid="0010b1d8" style:font-weight-asian="normal" style:font-weight-complex="normal"/>
    </style:style>
    <style:style style:name="T12" style:family="text">
      <style:text-properties fo:font-weight="normal" officeooo:rsid="0011b056" style:font-weight-asian="normal" style:font-weight-complex="normal"/>
    </style:style>
    <style:style style:name="T13" style:family="text">
      <style:text-properties fo:font-weight="normal" officeooo:rsid="0011d720" style:font-weight-asian="normal" style:font-weight-complex="normal"/>
    </style:style>
    <style:style style:name="T14" style:family="text">
      <style:text-properties officeooo:rsid="000cf047"/>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0ed4b0"/>
    </style:style>
    <style:style style:name="T17" style:family="text">
      <style:text-properties fo:font-weight="bold" style:font-weight-asian="bold" style:font-weight-complex="bold"/>
    </style:style>
    <style:style style:name="T18" style:family="text">
      <style:text-properties fo:font-weight="bold" officeooo:rsid="000ed4b0"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11b056"/>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Davenport</text:p>
      <text:p text:style-name="P2">CSCI <text:span text:style-name="T16">211</text:span></text:p>
      <text:p text:style-name="P13">Fall</text:p>
      <text:p text:style-name="P2"><text:span text:style-name="T16">10</text:span>/<text:span text:style-name="T16">9</text:span>/16</text:p>
      <text:p text:style-name="P2"/>
      <text:p text:style-name="P2"><text:span text:style-name="T18">SortTester</text:span><text:span text:style-name="T17"> Project Report</text:span></text:p>
      <text:p text:style-name="P5"/>
      <text:p text:style-name="P11">Introduction</text:p>
      <text:p text:style-name="P11"/>
      <text:p text:style-name="P11"><text:span text:style-name="T15">Many sorting algorithms have been developed over the years that use different processes to sort data. These algorithms’ usefulness depends mostly on their speed at sorting. Therefore, it is necessary to run multiple benchmark tests on the different algorithms on data of the same structure to determine which algorithm is the fastest, on average.</text:span></text:p>
      <text:p text:style-name="P12"/>
      <text:p text:style-name="P11">Question</text:p>
      <text:p text:style-name="P11"/>
      <text:p text:style-name="P12">How do Bubble Sort, Insertion Sort, <text:span text:style-name="T16">Selection Sort, </text:span>Quick Sort, <text:span text:style-name="T16">and </text:span>Merge Sort compare in speed?</text:p>
      <text:p text:style-name="P12"/>
      <text:p text:style-name="P11">Hypothesis</text:p>
      <text:p text:style-name="P11"/>
      <text:p text:style-name="P12">Quick Sort or Merge Sort will perform better than Bubble Sort or Insertion Sort as they function recursively- that is, they break the sorting problem into smaller pieces and splice the solutions to those pieces together.</text:p>
      <text:p text:style-name="P12"/>
      <text:p text:style-name="P11">Experiment Design</text:p>
      <text:p text:style-name="P6"><text:tab/></text:p>
      <text:p text:style-name="P4"><text:span text:style-name="T7">A</text:span><text:span text:style-name="T2"> </text:span><text:span text:style-name="T1">Java application </text:span><text:span text:style-name="T2">was created </text:span><text:span text:style-name="T1">that benchmark</text:span><text:span text:style-name="T2">s</text:span><text:span text:style-name="T1"> f</text:span><text:span text:style-name="T10">ive</text:span><text:span text:style-name="T1"> different sorting algorithms: <text:s/>Bubble Sort, Insertion Sort, </text:span><text:span text:style-name="T10">Selection Sort, </text:span><text:span text:style-name="T1">Quick Sort, and Merge Sort. Each algorithm was tested on six different arrays containing random six-digit integers. </text:span><text:span text:style-name="T2">The lengths of the six arrays were </text:span><text:span text:style-name="T9">100</text:span><text:span text:style-name="T1"> items, </text:span><text:span text:style-name="T9">1,000</text:span><text:span text:style-name="T1"> items, 10,000 items, </text:span><text:span text:style-name="T9">1</text:span><text:span text:style-name="T1">00,000, 1,000,000, and </text:span><text:span text:style-name="T9">10</text:span><text:span text:style-name="T1">,000,000 items. </text:span><text:span text:style-name="T2">Each algorithm was tested on each array length five times with new random values loaded into the array each time. The five duration results for each array length were averaged together to ensure an accurate comparison. </text:span><text:span text:style-name="T9">The best and worst times for each array length were also </text:span><text:span text:style-name="T10">tabulated</text:span><text:span text:style-name="T9">.</text:span></text:p>
      <text:p text:style-name="P4"><text:span text:style-name="T9"/></text:p>
      <text:p text:style-name="P4"><text:span text:style-name="T9"/></text:p>
      <text:p text:style-name="P4"><draw:frame draw:style-name="fr3" draw:name="Object3" text:anchor-type="paragraph" svg:width="3.8575in" svg:height="1.4228in" draw:z-index="2"><draw:object xlink:href="./Object 3" xlink:type="simple" xlink:show="embed" xlink:actuate="onLoad"/><draw:image xlink:href="./ObjectReplacements/Object 3" xlink:type="simple" xlink:show="embed" xlink:actuate="onLoad"/></draw:frame><text:span text:style-name="T9"/></text:p>
      <text:p text:style-name="P8"/>
      <text:p text:style-name="P16"><draw:frame draw:style-name="fr1" draw:name="Object1" text:anchor-type="paragraph" svg:x="0.139in" svg:y="0.3071in" svg:width="6.9354in" svg:height="3.0043in" draw:z-index="0"><draw:object xlink:href="./Object 1" xlink:type="simple" xlink:show="embed" xlink:actuate="onLoad"/><draw:image xlink:href="./ObjectReplacements/Object 1" xlink:type="simple" xlink:show="embed" xlink:actuate="onLoad"/></draw:frame><text:soft-page-break/><text:span text:style-name="T19">Findings</text:span></text:p>
      <text:p text:style-name="P16"><text:span text:style-name="T2"/></text:p>
      <text:p text:style-name="P16"><text:span text:style-name="T2">The results of the comparison show that while the durations increased significantly for all algorithms as the size of the sets increased relative to the time-scale of that algorithm’s performance, the recursive algorithms Quick Sort and Merge Sort performed far faster than Bubble Sort, Insertion Sort </text:span><text:span text:style-name="T9">or Selection Sort. </text:span><text:span text:style-name="T10">Quick Sort consistently had Best times that were shorter than Merge Sort, but on average, there was not a clear winner between Merge Sort and Quick Sort.</text:span></text:p>
      <text:p text:style-name="P7"/>
      <text:p text:style-name="P3"><text:span text:style-name="T3">The </text:span><text:span text:style-name="T11">iterative sorting</text:span><text:span text:style-name="T3"> trials only have data for sets up to </text:span><text:span text:style-name="T11">10</text:span><text:span text:style-name="T3">0,000 items in length because the algorithm</text:span><text:span text:style-name="T11">s</text:span><text:span text:style-name="T3"> took </text:span><text:span text:style-name="T11">too long</text:span><text:span text:style-name="T3"> to complete the 1,000,000 sized set, and so the process was stopped mid way. </text:span></text:p>
      <text:p text:style-name="P17"><text:span text:style-name="T3"><text:tab/></text:span></text:p>
      <text:p text:style-name="P17"><text:span text:style-name="T3">The data from the Bubble Sort and Insertion Sort trials show </text:span><text:span text:style-name="T4">an exponential increase in the time needed to process the data. For example, when the array size increased by a factor of 10 (from 10,000 to 100,000) the processing time for Bubble Sort increased by a factor of ~</text:span><text:span text:style-name="T12">92</text:span><text:span text:style-name="T4">.</text:span><text:span text:style-name="T12">18</text:span><text:span text:style-name="T4">.</text:span></text:p>
      <text:p text:style-name="P17"><text:span text:style-name="T4"><text:tab/></text:span></text:p>
      <text:p text:style-name="P17"><text:span text:style-name="T4">The data from the Quick Sort and Merge Sort trials show </text:span><text:span text:style-name="T5">a linear </text:span><text:span text:style-name="T13">or log-linear</text:span><text:span text:style-name="T5"> increase in the time needed to process the data. For example, when the array size increased by a factor of 10 (from 10,000 to 100,000) the processing time for Merge Sort increased by a factor of ~</text:span><text:span text:style-name="T12">3.94</text:span><text:span text:style-name="T5">. </text:span><text:span text:style-name="T8">When increasing from 100,000 to 1,000,000 items, another factor of 10, the processing time increased by a factor of </text:span><text:span text:style-name="T12">~11</text:span><text:span text:style-name="T8">.</text:span><text:span text:style-name="T12">98</text:span><text:span text:style-name="T8">.</text:span></text:p>
      <text:p text:style-name="P9"><text:tab/></text:p>
      <text:p text:style-name="P17"><text:span text:style-name="T6">In order to show all of the data for the four algorithms on the same graph, it is necessary to use a logarithmic scale. This fact illustrates the vast time difference involved between the algorithms. </text:span></text:p>
      <text:p text:style-name="P10"/>
      <text:p text:style-name="P10"><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soft-page-break/></text:p>
      <text:p text:style-name="P11">Conclusion</text:p>
      <text:p text:style-name="P11"/>
      <text:p text:style-name="P10"><text:tab/><text:span text:style-name="T14">T</text:span>he recursive sorting algorithms Quick Sort and Merge clearly outperform the iterative algorithms Bubble Sort, Insertion Sort <text:span text:style-name="T20">and Selection Sort</text:span>.</text:p>
      <text:p text:style-name="P9"/>
      <text:p text:style-name="P14">Bibliography</text:p>
      <text:p text:style-name="P14"/>
      <text:p text:style-name="P21"><text:span text:style-name="T21">Introduction to Computer Science with Java</text:span><text:span text:style-name="T22">, Charles Herbert</text:span></text:p>
      <text:p text:style-name="P21"><text:span text:style-name="T22">“Sorting Algorithms Pseudo-Code”, http://www.cs.bu.edu/~itkis/330/slides+notes/sort-alg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07:28.605434000</meta:creation-date>
    <dc:date>2016-10-09T12:53:01.721214000</dc:date>
    <meta:editing-duration>PT19M17S</meta:editing-duration>
    <meta:editing-cycles>5</meta:editing-cycles>
    <meta:generator>LibreOffice/5.1.4.2$MacOSX_X86_64 LibreOffice_project/f99d75f39f1c57ebdd7ffc5f42867c12031db97a</meta:generator>
    <meta:document-statistic meta:table-count="0" meta:image-count="0" meta:object-count="3" meta:page-count="3" meta:paragraph-count="28" meta:word-count="523" meta:character-count="3302" meta:non-whitespace-character-count="27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14pt"/>
    </style:style>
    <style:style style:name="co2" style:family="table-column">
      <style:table-column-properties fo:break-before="auto" style:column-width="80.84pt"/>
    </style:style>
    <style:style style:name="co3" style:family="table-column">
      <style:table-column-properties fo:break-before="auto" style:column-width="86.74pt"/>
    </style:style>
    <style:style style:name="co4" style:family="table-column">
      <style:table-column-properties fo:break-before="auto" style:column-width="91.96pt"/>
    </style:style>
    <style:style style:name="co5" style:family="table-column">
      <style:table-column-properties fo:break-before="auto" style:column-width="97.85pt"/>
    </style:style>
    <style:style style:name="co6" style:family="table-column">
      <style:table-column-properties fo:break-before="auto" style:column-width="103.1pt"/>
    </style:style>
    <style:style style:name="co7" style:family="table-column">
      <style:table-column-properties fo:break-before="auto" style:column-width="108.96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ff" fo:border="0.06pt solid #000000"/>
      <style:text-properties style:text-position=""/>
    </style:style>
    <style:style style:name="ce2" style:family="table-cell" style:parent-style-name="Default">
      <style:table-cell-properties fo:background-color="#99ff99" fo:border="0.06pt solid #000000"/>
      <style:text-properties style:text-position=""/>
    </style:style>
    <style:style style:name="ce3" style:family="table-cell" style:parent-style-name="Default">
      <style:table-cell-properties fo:background-color="#ff9999" fo:border="0.06pt solid #000000"/>
      <style:text-properties style:text-position=""/>
    </style:style>
    <style:style style:name="ce4" style:family="table-cell" style:parent-style-name="Default">
      <style:table-cell-properties fo:background-color="#ff99ff" fo:border="0.06pt solid #000000"/>
    </style:style>
    <style:style style:name="ce5" style:family="table-cell" style:parent-style-name="Default">
      <style:table-cell-properties fo:background-color="#99ff99" fo:border="0.06pt solid #000000"/>
    </style:style>
    <style:style style:name="ce6" style:family="table-cell" style:parent-style-name="Default">
      <style:table-cell-properties fo:background-color="#ff9999" fo:border="0.06pt solid #000000"/>
    </style:style>
  </office:automatic-styles>
  <office:body>
    <office:spreadsheet>
      <table:calculation-settings table:automatic-find-labels="false"/>
      <table:table table:name="resultsFormatted"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row table:style-name="ro1">
          <table:table-cell office:value-type="string" calcext:value-type="string">
            <text:p>Average</text:p>
          </table:table-cell>
          <table:table-cell table:number-columns-repeated="6"/>
        </table:table-row>
        <table:table-row table:style-name="ro1">
          <table:table-cell office:value-type="string" calcext:value-type="string">
            <text:p>Sort Type</text:p>
          </table:table-cell>
          <table:table-cell office:value-type="float" office:value="100" calcext:value-type="float">
            <text:p>100</text:p>
          </table:table-cell>
          <table:table-cell office:value-type="float" office:value="1000" calcext:value-type="float">
            <text:p>1000</text:p>
          </table:table-cell>
          <table:table-cell office:value-type="float" office:value="10000" calcext:value-type="float">
            <text:p>10000</text:p>
          </table:table-cell>
          <table:table-cell office:value-type="float" office:value="100000" calcext:value-type="float">
            <text:p>100000</text:p>
          </table:table-cell>
          <table:table-cell office:value-type="float" office:value="1000000" calcext:value-type="float">
            <text:p>1000000</text:p>
          </table:table-cell>
          <table:table-cell office:value-type="float" office:value="10000000" calcext:value-type="float">
            <text:p>10000000</text:p>
          </table:table-cell>
        </table:table-row>
        <table:table-row table:style-name="ro1">
          <table:table-cell office:value-type="string" calcext:value-type="string">
            <text:p>QuickSort</text:p>
          </table:table-cell>
          <table:table-cell office:value-type="float" office:value="0.000133187" calcext:value-type="float">
            <text:p>0.000133187</text:p>
          </table:table-cell>
          <table:table-cell office:value-type="float" office:value="0.0007358184" calcext:value-type="float">
            <text:p>0.0007358184</text:p>
          </table:table-cell>
          <table:table-cell office:value-type="float" office:value="0.001197112" calcext:value-type="float">
            <text:p>0.001197112</text:p>
          </table:table-cell>
          <table:table-cell office:value-type="float" office:value="0.0436202896" calcext:value-type="float">
            <text:p>0.0436202896</text:p>
          </table:table-cell>
          <table:table-cell office:value-type="float" office:value="0.1423013266" calcext:value-type="float">
            <text:p>0.1423013266</text:p>
          </table:table-cell>
          <table:table-cell office:value-type="float" office:value="2.107215058" calcext:value-type="float">
            <text:p>2.107215058</text:p>
          </table:table-cell>
        </table:table-row>
        <table:table-row table:style-name="ro1">
          <table:table-cell office:value-type="string" calcext:value-type="string">
            <text:p>MergeSort</text:p>
          </table:table-cell>
          <table:table-cell office:value-type="float" office:value="0.0006838134" calcext:value-type="float">
            <text:p>0.0006838134</text:p>
          </table:table-cell>
          <table:table-cell office:value-type="float" office:value="0.0002533836" calcext:value-type="float">
            <text:p>0.0002533836</text:p>
          </table:table-cell>
          <table:table-cell office:value-type="float" office:value="0.0053640946" calcext:value-type="float">
            <text:p>0.0053640946</text:p>
          </table:table-cell>
          <table:table-cell office:value-type="float" office:value="0.020945029" calcext:value-type="float">
            <text:p>0.020945029</text:p>
          </table:table-cell>
          <table:table-cell office:value-type="float" office:value="0.2505168084" calcext:value-type="float">
            <text:p>0.2505168084</text:p>
          </table:table-cell>
          <table:table-cell office:value-type="float" office:value="2.8192914424" calcext:value-type="float">
            <text:p>2.8192914424</text:p>
          </table:table-cell>
        </table:table-row>
        <table:table-row table:style-name="ro1">
          <table:table-cell office:value-type="string" calcext:value-type="string">
            <text:p>BubbleSort</text:p>
          </table:table-cell>
          <table:table-cell office:value-type="float" office:value="0.0004685634" calcext:value-type="float">
            <text:p>0.0004685634</text:p>
          </table:table-cell>
          <table:table-cell office:value-type="float" office:value="0.004091675" calcext:value-type="float">
            <text:p>0.004091675</text:p>
          </table:table-cell>
          <table:table-cell office:value-type="float" office:value="0.4522451586" calcext:value-type="float">
            <text:p>0.4522451586</text:p>
          </table:table-cell>
          <table:table-cell office:value-type="float" office:value="41.669750584" calcext:value-type="float">
            <text:p>41.669750584</text:p>
          </table:table-cell>
          <table:table-cell table:number-columns-repeated="2"/>
        </table:table-row>
        <table:table-row table:style-name="ro1">
          <table:table-cell office:value-type="string" calcext:value-type="string">
            <text:p>InsertionSort</text:p>
          </table:table-cell>
          <table:table-cell office:value-type="float" office:value="0.0002788734" calcext:value-type="float">
            <text:p>0.0002788734</text:p>
          </table:table-cell>
          <table:table-cell office:value-type="float" office:value="0.0020693174" calcext:value-type="float">
            <text:p>0.0020693174</text:p>
          </table:table-cell>
          <table:table-cell office:value-type="float" office:value="0.0182832576" calcext:value-type="float">
            <text:p>0.0182832576</text:p>
          </table:table-cell>
          <table:table-cell office:value-type="float" office:value="2.1825309404" calcext:value-type="float">
            <text:p>2.1825309404</text:p>
          </table:table-cell>
          <table:table-cell table:number-columns-repeated="2"/>
        </table:table-row>
        <table:table-row table:style-name="ro1">
          <table:table-cell office:value-type="string" calcext:value-type="string">
            <text:p>SelectionSort</text:p>
          </table:table-cell>
          <table:table-cell office:value-type="float" office:value="0.0004752102" calcext:value-type="float">
            <text:p>0.0004752102</text:p>
          </table:table-cell>
          <table:table-cell office:value-type="float" office:value="0.0056205372" calcext:value-type="float">
            <text:p>0.0056205372</text:p>
          </table:table-cell>
          <table:table-cell office:value-type="float" office:value="0.1091201498" calcext:value-type="float">
            <text:p>0.1091201498</text:p>
          </table:table-cell>
          <table:table-cell office:value-type="float" office:value="12.0172753358" calcext:value-type="float">
            <text:p>12.0172753358</text:p>
          </table:table-cell>
          <table:table-cell table:number-columns-repeated="2"/>
        </table:table-row>
        <table:table-row table:style-name="ro1" table:number-rows-repeated="2">
          <table:table-cell table:style-name="Default" table:number-columns-repeated="7"/>
        </table:table-row>
        <table:table-row table:style-name="ro1">
          <table:table-cell table:style-name="ce5" office:value-type="string" calcext:value-type="string">
            <text:p>Best</text:p>
          </table:table-cell>
          <table:table-cell table:style-name="ce5" table:number-columns-repeated="6"/>
        </table:table-row>
        <table:table-row table:style-name="ro1">
          <table:table-cell table:style-name="ce5" office:value-type="string" calcext:value-type="string">
            <text:p>Sort Type</text:p>
          </table:table-cell>
          <table:table-cell table:style-name="ce5" office:value-type="float" office:value="100" calcext:value-type="float">
            <text:p>100</text:p>
          </table:table-cell>
          <table:table-cell table:style-name="ce5" office:value-type="float" office:value="1000" calcext:value-type="float">
            <text:p>1000</text:p>
          </table:table-cell>
          <table:table-cell table:style-name="ce5" office:value-type="float" office:value="10000" calcext:value-type="float">
            <text:p>10000</text:p>
          </table:table-cell>
          <table:table-cell table:style-name="ce5" office:value-type="float" office:value="100000" calcext:value-type="float">
            <text:p>100000</text:p>
          </table:table-cell>
          <table:table-cell table:style-name="ce5" office:value-type="float" office:value="1000000" calcext:value-type="float">
            <text:p>1000000</text:p>
          </table:table-cell>
          <table:table-cell table:style-name="ce5" office:value-type="float" office:value="10000000" calcext:value-type="float">
            <text:p>10000000</text:p>
          </table:table-cell>
        </table:table-row>
        <table:table-row table:style-name="ro1">
          <table:table-cell table:style-name="ce5" office:value-type="string" calcext:value-type="string">
            <text:p>QuickSort</text:p>
          </table:table-cell>
          <table:table-cell table:style-name="ce5" office:value-type="float" office:value="0.000058767" calcext:value-type="float">
            <text:p>0.000058767</text:p>
          </table:table-cell>
          <table:table-cell table:style-name="ce5" office:value-type="float" office:value="0.000160476" calcext:value-type="float">
            <text:p>0.000160476</text:p>
          </table:table-cell>
          <table:table-cell table:style-name="ce5" office:value-type="float" office:value="0.000904215" calcext:value-type="float">
            <text:p>0.000904215</text:p>
          </table:table-cell>
          <table:table-cell table:style-name="ce5" office:value-type="float" office:value="0.016402779" calcext:value-type="float">
            <text:p>0.016402779</text:p>
          </table:table-cell>
          <table:table-cell table:style-name="ce5" office:value-type="float" office:value="0.13812285" calcext:value-type="float">
            <text:p>0.13812285</text:p>
          </table:table-cell>
          <table:table-cell table:style-name="ce5" office:value-type="float" office:value="1.916482605" calcext:value-type="float">
            <text:p>1.916482605</text:p>
          </table:table-cell>
        </table:table-row>
        <table:table-row table:style-name="ro1">
          <table:table-cell table:style-name="ce5" office:value-type="string" calcext:value-type="string">
            <text:p>MergeSort</text:p>
          </table:table-cell>
          <table:table-cell table:style-name="ce5" office:value-type="float" office:value="0.000016957" calcext:value-type="float">
            <text:p>0.000016957</text:p>
          </table:table-cell>
          <table:table-cell table:style-name="ce5" office:value-type="float" office:value="0.000161955" calcext:value-type="float">
            <text:p>0.000161955</text:p>
          </table:table-cell>
          <table:table-cell table:style-name="ce5" office:value-type="float" office:value="0.00155008" calcext:value-type="float">
            <text:p>0.00155008</text:p>
          </table:table-cell>
          <table:table-cell table:style-name="ce5" office:value-type="float" office:value="0.01848139" calcext:value-type="float">
            <text:p>0.01848139</text:p>
          </table:table-cell>
          <table:table-cell table:style-name="ce5" office:value-type="float" office:value="0.23101798" calcext:value-type="float">
            <text:p>0.23101798</text:p>
          </table:table-cell>
          <table:table-cell table:style-name="ce5" office:value-type="float" office:value="2.715755846" calcext:value-type="float">
            <text:p>2.715755846</text:p>
          </table:table-cell>
        </table:table-row>
        <table:table-row table:style-name="ro1">
          <table:table-cell table:style-name="ce5" office:value-type="string" calcext:value-type="string">
            <text:p>BubbleSort</text:p>
          </table:table-cell>
          <table:table-cell table:style-name="ce5" office:value-type="float" office:value="0.000400487" calcext:value-type="float">
            <text:p>0.000400487</text:p>
          </table:table-cell>
          <table:table-cell table:style-name="ce5" office:value-type="float" office:value="0.003424116" calcext:value-type="float">
            <text:p>0.003424116</text:p>
          </table:table-cell>
          <table:table-cell table:style-name="ce5" office:value-type="float" office:value="0.427031539" calcext:value-type="float">
            <text:p>0.427031539</text:p>
          </table:table-cell>
          <table:table-cell table:style-name="ce5" office:value-type="float" office:value="40.638830652" calcext:value-type="float">
            <text:p>40.638830652</text:p>
          </table:table-cell>
          <table:table-cell table:style-name="ce5" table:number-columns-repeated="2"/>
        </table:table-row>
        <table:table-row table:style-name="ro1">
          <table:table-cell table:style-name="ce5" office:value-type="string" calcext:value-type="string">
            <text:p>InsertionSort</text:p>
          </table:table-cell>
          <table:table-cell table:style-name="ce5" office:value-type="float" office:value="0.000123449" calcext:value-type="float">
            <text:p>0.000123449</text:p>
          </table:table-cell>
          <table:table-cell table:style-name="ce5" office:value-type="float" office:value="0.000186531" calcext:value-type="float">
            <text:p>0.000186531</text:p>
          </table:table-cell>
          <table:table-cell table:style-name="ce5" office:value-type="float" office:value="0.017209541" calcext:value-type="float">
            <text:p>0.017209541</text:p>
          </table:table-cell>
          <table:table-cell table:style-name="ce5" office:value-type="float" office:value="2.09498339" calcext:value-type="float">
            <text:p>2.09498339</text:p>
          </table:table-cell>
          <table:table-cell table:style-name="ce5" table:number-columns-repeated="2"/>
        </table:table-row>
        <table:table-row table:style-name="ro1">
          <table:table-cell table:style-name="ce5" office:value-type="string" calcext:value-type="string">
            <text:p>SelectionSort</text:p>
          </table:table-cell>
          <table:table-cell table:style-name="ce5" office:value-type="float" office:value="0.000391629" calcext:value-type="float">
            <text:p>0.000391629</text:p>
          </table:table-cell>
          <table:table-cell table:style-name="ce5" office:value-type="float" office:value="0.00097396" calcext:value-type="float">
            <text:p>0.00097396</text:p>
          </table:table-cell>
          <table:table-cell table:style-name="ce5" office:value-type="float" office:value="0.098553402" calcext:value-type="float">
            <text:p>0.098553402</text:p>
          </table:table-cell>
          <table:table-cell table:style-name="ce5" office:value-type="float" office:value="11.104923985" calcext:value-type="float">
            <text:p>11.104923985</text:p>
          </table:table-cell>
          <table:table-cell table:style-name="ce5" table:number-columns-repeated="2"/>
        </table:table-row>
        <table:table-row table:style-name="ro1" table:number-rows-repeated="2">
          <table:table-cell table:style-name="Default" table:number-columns-repeated="7"/>
        </table:table-row>
        <table:table-row table:style-name="ro1">
          <table:table-cell table:style-name="ce6" office:value-type="string" calcext:value-type="string">
            <text:p>Worst</text:p>
          </table:table-cell>
          <table:table-cell table:style-name="ce6" table:number-columns-repeated="6"/>
        </table:table-row>
        <table:table-row table:style-name="ro1">
          <table:table-cell table:style-name="ce6" office:value-type="string" calcext:value-type="string">
            <text:p>Sort Type</text:p>
          </table:table-cell>
          <table:table-cell table:style-name="ce6" office:value-type="float" office:value="100" calcext:value-type="float">
            <text:p>100</text:p>
          </table:table-cell>
          <table:table-cell table:style-name="ce6" office:value-type="float" office:value="1000" calcext:value-type="float">
            <text:p>1000</text:p>
          </table:table-cell>
          <table:table-cell table:style-name="ce6" office:value-type="float" office:value="10000" calcext:value-type="float">
            <text:p>10000</text:p>
          </table:table-cell>
          <table:table-cell table:style-name="ce6" office:value-type="float" office:value="100000" calcext:value-type="float">
            <text:p>100000</text:p>
          </table:table-cell>
          <table:table-cell table:style-name="ce6" office:value-type="float" office:value="1000000" calcext:value-type="float">
            <text:p>1000000</text:p>
          </table:table-cell>
          <table:table-cell table:style-name="ce6" office:value-type="float" office:value="10000000" calcext:value-type="float">
            <text:p>10000000</text:p>
          </table:table-cell>
        </table:table-row>
        <table:table-row table:style-name="ro1">
          <table:table-cell table:style-name="ce6" office:value-type="string" calcext:value-type="string">
            <text:p>QuickSort</text:p>
          </table:table-cell>
          <table:table-cell table:style-name="ce6" office:value-type="float" office:value="0.0003479" calcext:value-type="float">
            <text:p>0.0003479</text:p>
          </table:table-cell>
          <table:table-cell table:style-name="ce6" office:value-type="float" office:value="0.00226416" calcext:value-type="float">
            <text:p>0.00226416</text:p>
          </table:table-cell>
          <table:table-cell table:style-name="ce6" office:value-type="float" office:value="0.002316772" calcext:value-type="float">
            <text:p>0.002316772</text:p>
          </table:table-cell>
          <table:table-cell table:style-name="ce6" office:value-type="float" office:value="0.107087217" calcext:value-type="float">
            <text:p>0.107087217</text:p>
          </table:table-cell>
          <table:table-cell table:style-name="ce6" office:value-type="float" office:value="0.149774295" calcext:value-type="float">
            <text:p>0.149774295</text:p>
          </table:table-cell>
          <table:table-cell table:style-name="ce6" office:value-type="float" office:value="2.634566804" calcext:value-type="float">
            <text:p>2.634566804</text:p>
          </table:table-cell>
        </table:table-row>
        <table:table-row table:style-name="ro1">
          <table:table-cell table:style-name="ce6" office:value-type="string" calcext:value-type="string">
            <text:p>MergeSort</text:p>
          </table:table-cell>
          <table:table-cell table:style-name="ce6" office:value-type="float" office:value="0.002829895" calcext:value-type="float">
            <text:p>0.002829895</text:p>
          </table:table-cell>
          <table:table-cell table:style-name="ce6" office:value-type="float" office:value="0.000351629" calcext:value-type="float">
            <text:p>0.000351629</text:p>
          </table:table-cell>
          <table:table-cell table:style-name="ce6" office:value-type="float" office:value="0.015455616" calcext:value-type="float">
            <text:p>0.015455616</text:p>
          </table:table-cell>
          <table:table-cell table:style-name="ce6" office:value-type="float" office:value="0.023886479" calcext:value-type="float">
            <text:p>0.023886479</text:p>
          </table:table-cell>
          <table:table-cell table:style-name="ce6" office:value-type="float" office:value="0.262340004" calcext:value-type="float">
            <text:p>0.262340004</text:p>
          </table:table-cell>
          <table:table-cell table:style-name="ce6" office:value-type="float" office:value="3.026448604" calcext:value-type="float">
            <text:p>3.026448604</text:p>
          </table:table-cell>
        </table:table-row>
        <table:table-row table:style-name="ro1">
          <table:table-cell table:style-name="ce6" office:value-type="string" calcext:value-type="string">
            <text:p>BubbleSort</text:p>
          </table:table-cell>
          <table:table-cell table:style-name="ce6" office:value-type="float" office:value="0.000514361" calcext:value-type="float">
            <text:p>0.000514361</text:p>
          </table:table-cell>
          <table:table-cell table:style-name="ce6" office:value-type="float" office:value="0.00516578" calcext:value-type="float">
            <text:p>0.00516578</text:p>
          </table:table-cell>
          <table:table-cell table:style-name="ce6" office:value-type="float" office:value="0.505777996" calcext:value-type="float">
            <text:p>0.505777996</text:p>
          </table:table-cell>
          <table:table-cell table:style-name="ce6" office:value-type="float" office:value="42.922167776" calcext:value-type="float">
            <text:p>42.922167776</text:p>
          </table:table-cell>
          <table:table-cell table:style-name="ce6" table:number-columns-repeated="2"/>
        </table:table-row>
        <table:table-row table:style-name="ro1">
          <table:table-cell table:style-name="ce6" office:value-type="string" calcext:value-type="string">
            <text:p>InsertionSort</text:p>
          </table:table-cell>
          <table:table-cell table:style-name="ce6" office:value-type="float" office:value="0.000467093" calcext:value-type="float">
            <text:p>0.000467093</text:p>
          </table:table-cell>
          <table:table-cell table:style-name="ce6" office:value-type="float" office:value="0.009267906" calcext:value-type="float">
            <text:p>0.009267906</text:p>
          </table:table-cell>
          <table:table-cell table:style-name="ce6" office:value-type="float" office:value="0.020075321" calcext:value-type="float">
            <text:p>0.020075321</text:p>
          </table:table-cell>
          <table:table-cell table:style-name="ce6" office:value-type="float" office:value="2.243360377" calcext:value-type="float">
            <text:p>2.243360377</text:p>
          </table:table-cell>
          <table:table-cell table:style-name="ce6" table:number-columns-repeated="2"/>
        </table:table-row>
        <table:table-row table:style-name="ro1">
          <table:table-cell table:style-name="ce6" office:value-type="string" calcext:value-type="string">
            <text:p>SelectionSort</text:p>
          </table:table-cell>
          <table:table-cell table:style-name="ce6" office:value-type="float" office:value="0.000706867" calcext:value-type="float">
            <text:p>0.000706867</text:p>
          </table:table-cell>
          <table:table-cell table:style-name="ce6" office:value-type="float" office:value="0.021900444" calcext:value-type="float">
            <text:p>0.021900444</text:p>
          </table:table-cell>
          <table:table-cell table:style-name="ce6" office:value-type="float" office:value="0.118483885" calcext:value-type="float">
            <text:p>0.118483885</text:p>
          </table:table-cell>
          <table:table-cell table:style-name="ce6" office:value-type="float" office:value="14.184475042" calcext:value-type="float">
            <text:p>14.184475042</text:p>
          </table:table-cell>
          <table:table-cell table:style-name="ce6"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9">00/00/0000</text:date>, <text:time style:data-style-name="N2" text:time-value="10:11:40.95842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5.48cm" svg:y="0.314cm" chart:style-name="ch2">
          <text:p>Average Running Times</text:p>
        </chart:title>
        <chart:legend chart:legend-position="end" svg:x="12.577cm" svg:y="3.214cm" style:legend-expansion="high" chart:style-name="ch3"/>
        <chart:plot-area chart:style-name="ch4" chart:data-source-has-labels="both" svg:x="1.306cm" svg:y="1.278cm" svg:width="10.952cm" svg:height="6.585cm">
          <chartooo:coordinate-region svg:x="2.227cm" svg:y="1.475cm" svg:width="9.244cm" svg:height="5.745cm"/>
          <chart:axis chart:dimension="x" chart:name="primary-x" chart:style-name="ch5" chartooo:axis-type="auto">
            <chartooo:date-scale/>
            <chart:title svg:x="6.044cm" svg:y="8.042cm" chart:style-name="ch6">
              <text:p># of items</text:p>
            </chart:title>
            <chart:categories table:cell-range-address="local-table.$B$1:.$G$1"/>
          </chart:axis>
          <chart:axis chart:dimension="y" chart:name="primary-y" chart:style-name="ch7">
            <chart:title svg:x="0.451cm" svg:y="5.216cm" chart:style-name="ch8">
              <text:p>seconds</text:p>
            </chart:title>
            <chart:grid chart:style-name="ch9" chart:class="major"/>
          </chart:axis>
          <chart:series chart:style-name="ch10" chart:values-cell-range-address="local-table.$B$2:.$G$2" chart:label-cell-address="local-table.$A$2" chart:class="chart:line">
            <chart:data-point chart:repeated="6"/>
          </chart:series>
          <chart:series chart:style-name="ch11" chart:values-cell-range-address="local-table.$B$3:.$G$3" chart:label-cell-address="local-table.$A$3" chart:class="chart:line">
            <chart:data-point chart:repeated="6"/>
          </chart:series>
          <chart:series chart:style-name="ch12" chart:values-cell-range-address="local-table.$B$4:.$G$4" chart:label-cell-address="local-table.$A$4" chart:class="chart:line">
            <chart:data-point chart:repeated="6"/>
          </chart:series>
          <chart:series chart:style-name="ch13" chart:values-cell-range-address="local-table.$B$5:.$G$5" chart:label-cell-address="local-table.$A$5" chart:class="chart:line">
            <chart:data-point chart:repeated="6"/>
          </chart:series>
          <chart:series chart:style-name="ch14" chart:values-cell-range-address="local-table.$B$6:.$G$6" chart:label-cell-address="local-table.$A$6" chart:class="chart:line">
            <chart:data-point chart:repeated="6"/>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1000">
                <text:p>1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cell office:value-type="float" office:value="10000000">
                <text:p>10000000</text:p>
              </table:table-cell>
            </table:table-row>
          </table:table-header-rows>
          <table:table-rows>
            <table:table-row>
              <table:table-cell office:value-type="string">
                <text:p>QuickSort</text:p>
              </table:table-cell>
              <table:table-cell office:value-type="float" office:value="0.000133187">
                <text:p>0.000133187</text:p>
              </table:table-cell>
              <table:table-cell office:value-type="float" office:value="0.0007358184">
                <text:p>0.0007358184</text:p>
              </table:table-cell>
              <table:table-cell office:value-type="float" office:value="0.001197112">
                <text:p>0.001197112</text:p>
              </table:table-cell>
              <table:table-cell office:value-type="float" office:value="0.0436202896">
                <text:p>0.0436202896</text:p>
              </table:table-cell>
              <table:table-cell office:value-type="float" office:value="0.1423013266">
                <text:p>0.1423013266</text:p>
              </table:table-cell>
              <table:table-cell office:value-type="float" office:value="2.107215058">
                <text:p>2.107215058</text:p>
              </table:table-cell>
            </table:table-row>
            <table:table-row>
              <table:table-cell office:value-type="string">
                <text:p>MergeSort</text:p>
              </table:table-cell>
              <table:table-cell office:value-type="float" office:value="0.0006838134">
                <text:p>0.0006838134</text:p>
              </table:table-cell>
              <table:table-cell office:value-type="float" office:value="0.0002533836">
                <text:p>0.0002533836</text:p>
              </table:table-cell>
              <table:table-cell office:value-type="float" office:value="0.0053640946">
                <text:p>0.0053640946</text:p>
              </table:table-cell>
              <table:table-cell office:value-type="float" office:value="0.020945029">
                <text:p>0.020945029</text:p>
              </table:table-cell>
              <table:table-cell office:value-type="float" office:value="0.2505168084">
                <text:p>0.2505168084</text:p>
              </table:table-cell>
              <table:table-cell office:value-type="float" office:value="2.8192914424">
                <text:p>2.8192914424</text:p>
              </table:table-cell>
            </table:table-row>
            <table:table-row>
              <table:table-cell office:value-type="string">
                <text:p>BubbleSort</text:p>
              </table:table-cell>
              <table:table-cell office:value-type="float" office:value="0.0004685634">
                <text:p>0.0004685634</text:p>
              </table:table-cell>
              <table:table-cell office:value-type="float" office:value="0.004091675">
                <text:p>0.004091675</text:p>
              </table:table-cell>
              <table:table-cell office:value-type="float" office:value="0.4522451586">
                <text:p>0.4522451586</text:p>
              </table:table-cell>
              <table:table-cell office:value-type="float" office:value="41.669750584">
                <text:p>41.669750584</text:p>
              </table:table-cell>
              <table:table-cell office:value-type="float" office:value="NaN">
                <text:p>NaN</text:p>
              </table:table-cell>
              <table:table-cell office:value-type="float" office:value="NaN">
                <text:p>NaN</text:p>
              </table:table-cell>
            </table:table-row>
            <table:table-row>
              <table:table-cell office:value-type="string">
                <text:p>InsertionSort</text:p>
              </table:table-cell>
              <table:table-cell office:value-type="float" office:value="0.0002788734">
                <text:p>0.0002788734</text:p>
              </table:table-cell>
              <table:table-cell office:value-type="float" office:value="0.0020693174">
                <text:p>0.0020693174</text:p>
              </table:table-cell>
              <table:table-cell office:value-type="float" office:value="0.0182832576">
                <text:p>0.0182832576</text:p>
              </table:table-cell>
              <table:table-cell office:value-type="float" office:value="2.1825309404">
                <text:p>2.1825309404</text:p>
              </table:table-cell>
              <table:table-cell office:value-type="float" office:value="NaN">
                <text:p>NaN</text:p>
              </table:table-cell>
              <table:table-cell office:value-type="float" office:value="NaN">
                <text:p>NaN</text:p>
              </table:table-cell>
            </table:table-row>
            <table:table-row>
              <table:table-cell office:value-type="string">
                <text:p>SelectionSort</text:p>
              </table:table-cell>
              <table:table-cell office:value-type="float" office:value="0.0004752102">
                <text:p>0.0004752102</text:p>
              </table:table-cell>
              <table:table-cell office:value-type="float" office:value="0.0056205372">
                <text:p>0.0056205372</text:p>
              </table:table-cell>
              <table:table-cell office:value-type="float" office:value="0.1091201498">
                <text:p>0.1091201498</text:p>
              </table:table-cell>
              <table:table-cell office:value-type="float" office:value="12.0172753358">
                <text:p>12.017275335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9.7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resultsFormatted" table:style-name="ta1">
        <table:table-column table:style-name="co1" table:number-columns-repeated="10" table:default-cell-style-name="Default"/>
        <table:table-column table:style-name="co2" table:default-cell-style-name="Default"/>
        <table:table-row table:style-name="ro1">
          <table:table-cell table:number-columns-repeated="11"/>
        </table:table-row>
        <table:table-row table:style-name="ro1">
          <table:table-cell table:number-columns-repeated="8"/>
          <table:table-cell office:value-type="string" calcext:value-type="string">
            <text:p>System Configuration</text:p>
          </table:table-cell>
          <table:table-cell table:number-columns-repeated="2"/>
        </table:table-row>
        <table:table-row table:style-name="ro1">
          <table:table-cell table:number-columns-repeated="8"/>
          <table:table-cell office:value-type="string" calcext:value-type="string">
            <text:p>Make:</text:p>
          </table:table-cell>
          <table:table-cell/>
          <table:table-cell office:value-type="string" calcext:value-type="string">
            <text:p>Apple</text:p>
          </table:table-cell>
        </table:table-row>
        <table:table-row table:style-name="ro1">
          <table:table-cell table:number-columns-repeated="8"/>
          <table:table-cell office:value-type="string" calcext:value-type="string">
            <text:p>Model:</text:p>
          </table:table-cell>
          <table:table-cell/>
          <table:table-cell office:value-type="string" calcext:value-type="string">
            <text:p>MacBook Pro early 2008</text:p>
          </table:table-cell>
        </table:table-row>
        <table:table-row table:style-name="ro1">
          <table:table-cell table:number-columns-repeated="8"/>
          <table:table-cell office:value-type="string" calcext:value-type="string">
            <text:p>Processor:</text:p>
          </table:table-cell>
          <table:table-cell/>
          <table:table-cell office:value-type="string" calcext:value-type="string">
            <text:p>Intel Core 2 Duo @ 2.4 Ghz</text:p>
          </table:table-cell>
        </table:table-row>
        <table:table-row table:style-name="ro1">
          <table:table-cell table:number-columns-repeated="8"/>
          <table:table-cell office:value-type="string" calcext:value-type="string">
            <text:p>RAM:</text:p>
          </table:table-cell>
          <table:table-cell/>
          <table:table-cell office:value-type="string" calcext:value-type="string">
            <text:p>4GB</text:p>
          </table:table-cell>
        </table:table-row>
        <table:table-row table:style-name="ro1">
          <table:table-cell table:number-columns-repeated="8"/>
          <table:table-cell office:value-type="string" calcext:value-type="string">
            <text:p>Op. Sys.:</text:p>
          </table:table-cell>
          <table:table-cell/>
          <table:table-cell office:value-type="string" calcext:value-type="string">
            <text:p>10.11.6</text:p>
          </table:table-cell>
        </table:table-row>
        <table:table-row table:style-name="ro1">
          <table:table-cell table:number-columns-repeated="8"/>
          <table:table-cell office:value-type="string" calcext:value-type="string">
            <text:p>IDE:</text:p>
          </table:table-cell>
          <table:table-cell/>
          <table:table-cell office:value-type="string" calcext:value-type="string">
            <text:p>Netbeans 8.1</text:p>
          </table:table-cell>
        </table:table-row>
        <table:table-row table:style-name="ro1">
          <table:table-cell table:number-columns-repeated="8"/>
          <table:table-cell office:value-type="string" calcext:value-type="string">
            <text:p>Language:</text:p>
          </table:table-cell>
          <table:table-cell/>
          <table:table-cell office:value-type="string" calcext:value-type="string">
            <text:p>Java 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9">00/00/0000</text:date>, <text:time style:data-style-name="N2" text:time-value="12:45:17.96363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